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10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nditions</text:p>
          </table:table-cell>
          <table:table-cell/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2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/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2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2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/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resource</text:p>
          </table:table-cell>
          <table:table-cell/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self owns collection</text:p>
          </table:table-cell>
          <table:table-cell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0:57:18.306496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11T14:22:45.599714846</dc:date>
    <meta:editing-duration>PT4H40M27S</meta:editing-duration>
    <meta:editing-cycles>47</meta:editing-cycles>
    <meta:document-statistic meta:table-count="1" meta:cell-count="646" meta:object-count="0"/>
  </office:meta>
</office:document-meta>
</file>